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Liberation Mono" fo:font-size="18pt" officeooo:rsid="000c5854" officeooo:paragraph-rsid="000c5854" style:font-size-asian="15.75pt" style:font-size-complex="18pt"/>
    </style:style>
    <style:style style:name="P2" style:family="paragraph" style:parent-style-name="Standard">
      <style:text-properties style:font-name="Liberation Mono" fo:font-size="18pt" officeooo:rsid="000dfd6d" officeooo:paragraph-rsid="000dfd6d" style:font-size-asian="15.75pt" style:font-size-complex="18pt"/>
    </style:style>
    <style:style style:name="P3" style:family="paragraph" style:parent-style-name="Standard">
      <style:text-properties style:font-name="Liberation Mono" fo:font-size="18pt" officeooo:rsid="000e3ebf" officeooo:paragraph-rsid="000e3ebf" style:font-size-asian="15.75pt" style:font-size-complex="18pt"/>
    </style:style>
    <style:style style:name="P4" style:family="paragraph" style:parent-style-name="Standard">
      <style:text-properties style:font-name="Liberation Mono" fo:font-size="18pt" officeooo:rsid="000e3ebf" officeooo:paragraph-rsid="000ffef6" style:font-size-asian="15.75pt" style:font-size-complex="18pt"/>
    </style:style>
    <style:style style:name="P5" style:family="paragraph" style:parent-style-name="Standard">
      <style:text-properties style:font-name="Liberation Mono" fo:font-size="18pt" officeooo:rsid="000ffef6" officeooo:paragraph-rsid="000ffef6" style:font-size-asian="15.75pt" style:font-size-complex="18pt"/>
    </style:style>
    <style:style style:name="P6" style:family="paragraph" style:parent-style-name="Standard">
      <style:text-properties style:font-name="Liberation Mono" fo:font-size="18pt" officeooo:rsid="0010beb7" officeooo:paragraph-rsid="0010beb7" style:font-size-asian="15.75pt" style:font-size-complex="18pt"/>
    </style:style>
    <style:style style:name="P7" style:family="paragraph" style:parent-style-name="Standard">
      <style:text-properties style:font-name="Liberation Mono" fo:font-size="18pt" officeooo:rsid="00115dcd" officeooo:paragraph-rsid="00115dcd" style:font-size-asian="15.75pt" style:font-size-complex="18pt"/>
    </style:style>
    <style:style style:name="P8" style:family="paragraph" style:parent-style-name="Standard">
      <style:text-properties style:font-name="Liberation Mono" fo:font-size="18pt" officeooo:rsid="001283cc" officeooo:paragraph-rsid="001283cc" style:font-size-asian="15.75pt" style:font-size-complex="18pt"/>
    </style:style>
    <style:style style:name="P9" style:family="paragraph" style:parent-style-name="Standard">
      <style:text-properties style:font-name="Liberation Mono" fo:font-size="18pt" officeooo:rsid="00131520" officeooo:paragraph-rsid="00131520" style:font-size-asian="15.75pt" style:font-size-complex="18pt"/>
    </style:style>
    <style:style style:name="P10" style:family="paragraph" style:parent-style-name="Standard">
      <style:text-properties style:font-name="Liberation Mono" fo:font-size="18pt" officeooo:rsid="00131520" officeooo:paragraph-rsid="00140c35" style:font-size-asian="15.75pt" style:font-size-complex="18pt"/>
    </style:style>
    <style:style style:name="T1" style:family="text">
      <style:text-properties officeooo:rsid="000ffef6"/>
    </style:style>
    <style:style style:name="T2" style:family="text">
      <style:text-properties officeooo:rsid="0012e6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unication is defined as transmission of information.</text:p>
      <text:p text:style-name="P1">Objective of communication are:</text:p>
      <text:p text:style-name="P1">1.Conveying information</text:p>
      <text:p text:style-name="P1">2.Influencing(Persuation/Motivation)</text:p>
      <text:p text:style-name="P1">3.Building Interpersonal Relationships</text:p>
      <text:p text:style-name="P1">4.Understanding others &amp; Teamwork</text:p>
      <text:p text:style-name="P1">5.Expressing your ideas</text:p>
      <text:p text:style-name="P1">6.Resolving conflicts</text:p>
      <text:p text:style-name="P2">7.Building Self-confidence</text:p>
      <text:p text:style-name="P2"/>
      <text:p text:style-name="P2">Importance of Communication skills:</text:p>
      <text:p text:style-name="P2">1.Enhanced relationships</text:p>
      <text:p text:style-name="P2">2.Improved problem solving &amp; decision making</text:p>
      <text:p text:style-name="P2">3.Professional success</text:p>
      <text:p text:style-name="P2">4.Personal growth &amp; development</text:p>
      <text:p text:style-name="P2"/>
      <text:p text:style-name="P2">Any kind of hinderance to communication is considered a barrier.</text:p>
      <text:p text:style-name="P3">To overcome barriers you need to:</text:p>
      <text:p text:style-name="P3">1. ask clarifying questions about what you do not understand</text:p>
      <text:p text:style-name="P3">2. understand cultural differences and adapt accordingly</text:p>
      <text:p text:style-name="P3">3. control your own emotions &amp; also consider emotional state of others.</text:p>
      <text:p text:style-name="P3">4. ensure reliability of tech &amp; use it appropriately.</text:p>
      <text:p text:style-name="P3"/>
      <text:p text:style-name="P3">Verbal Communication:</text:p>
      <text:p text:style-name="P3"><text:s text:c="2"/>It is a type of communication in which linguistic <text:span text:style-name="T1">form </text:span>(<text:span text:style-name="T1">Words</text:span>) is used as a medium.</text:p>
      <text:p text:style-name="P3"/>
      <text:p text:style-name="P4"><text:soft-page-break/><text:span text:style-name="T1">Non Verbal Communication:</text:span></text:p>
      <text:p text:style-name="P4"><text:s text:c="2"/><text:span text:style-name="T1">Any communication that does not use linguistic form is non verbal communication.</text:span></text:p>
      <text:p text:style-name="P4"/>
      <text:p text:style-name="P5">Interpersonal Communication:</text:p>
      <text:p text:style-name="P5"><text:s text:c="2"/>Communication b/w 2 or more distinct persons.</text:p>
      <text:p text:style-name="P5"/>
      <text:p text:style-name="P5">Intrapersonal Communication:</text:p>
      <text:p text:style-name="P5"><text:s text:c="2"/>Communication with youself via any medium.</text:p>
      <text:p text:style-name="P5"/>
      <text:p text:style-name="P6">Horizontal Communication:</text:p>
      <text:p text:style-name="P6"><text:s text:c="2"/>Communication b/w people holding equal positions in an organisation.</text:p>
      <text:p text:style-name="P6"/>
      <text:p text:style-name="P6">Grapevine Communication:</text:p>
      <text:p text:style-name="P6"><text:s text:c="2"/>Informal &amp; unofficial transmission of info within an organisation often via social networks or casual conversations.</text:p>
      <text:p text:style-name="P5"/>
      <text:p text:style-name="P7">Steps for effective Communication:</text:p>
      <text:p text:style-name="P7">1.Clarifying Objective</text:p>
      <text:p text:style-name="P7">2.Understanding Audience</text:p>
      <text:p text:style-name="P7">3.Choosing right medium</text:p>
      <text:p text:style-name="P7">4.Creating a clear message</text:p>
      <text:p text:style-name="P7">5.Active listening</text:p>
      <text:p text:style-name="P7">6.Managing emotions &amp; body language</text:p>
      <text:p text:style-name="P7">7.Anticipating potential misunderstandings</text:p>
      <text:p text:style-name="P7">8.Adaptation</text:p>
      <text:p text:style-name="P7">9.Seeking feedback</text:p>
      <text:p text:style-name="P7"/>
      <text:p text:style-name="P7">Parts of speech:</text:p>
      <text:p text:style-name="P7"><text:soft-page-break/>1.Noun – represents a person, place, thing or idea. </text:p>
      <text:p text:style-name="P7">2.Verb – expresses an action, occurrence or state of being.</text:p>
      <text:p text:style-name="P7">3.Adjective – <text:span text:style-name="T2">describes</text:span> a noun or pronoun, providing more detail.</text:p>
      <text:p text:style-name="P8">4.Adverb – <text:span text:style-name="T2">describes</text:span> a verb, adjective or another adverb, adding info about how, when, where, or to what extent.</text:p>
      <text:p text:style-name="P8">5.Pronoun – <text:span text:style-name="T2">A word that is used to replace noun</text:span>.</text:p>
      <text:p text:style-name="P8">6.Preposition – shows relationship b/w a noun or pronoun &amp; other words in a sentence.</text:p>
      <text:p text:style-name="P8">7.Conjuction – connect words, phrases or clauses.</text:p>
      <text:p text:style-name="P8">8.Interjection – expresses emotion.</text:p>
      <text:p text:style-name="P8"/>
      <text:p text:style-name="P9">Subject-verb agreement is a grammatical rule where the verb in a sentence must match the number(singular or plural) of its subject.</text:p>
      <text:p text:style-name="P9"/>
      <text:p text:style-name="P9">Indirect speech aka reported speech is a way of reporting a third party`s words.</text:p>
      <text:p text:style-name="P9"/>
      <text:p text:style-name="P9">Auxiliary verb helps form tenses, aspects, and moods of other verbs.</text:p>
      <text:p text:style-name="P9"/>
      <text:p text:style-name="P10">Modal verbs express modality, such as ability, obligation or permission.</text:p>
      <text:p text:style-name="P10"/>
      <text:p text:style-name="P10"><text:s/></text:p>
      <text:p text:style-name="P5"><text:s text:c="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8:13:08.551884287</meta:creation-date>
    <dc:date>2025-08-18T22:16:51.821367207</dc:date>
    <meta:editing-duration>PT6M51S</meta:editing-duration>
    <meta:editing-cycles>2</meta:editing-cycles>
    <meta:generator>LibreOffice/24.8.7.2$Linux_X86_64 LibreOffice_project/480$Build-2</meta:generator>
    <meta:document-statistic meta:table-count="0" meta:image-count="0" meta:object-count="0" meta:page-count="3" meta:paragraph-count="57" meta:word-count="342" meta:character-count="2507" meta:non-whitespace-character-count="2195"/>
  </office:meta>
</office:document-meta>
</file>